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left="0in" fo:margin-right="0in" fo:margin-top="0in" fo:margin-bottom="0in" style:contextual-spacing="false" fo:text-indent="0in" style:auto-text-indent="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Standard">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list-style-name="L3"/>
    <style:style style:name="P8" style:family="paragraph" style:parent-style-name="Text_20_body" style:list-style-name="L4"/>
    <style:style style:name="P9" style:family="paragraph" style:parent-style-name="Heading_20_4">
      <style:paragraph-properties fo:margin-left="0in" fo:margin-right="0in" fo:text-indent="0in" style:auto-text-indent="false"/>
    </style:style>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marketingplatform.google.com/about/" text:style-name="Internet_20_link" text:visited-style-name="Visited_20_Internet_20_Link">Marketing Platform</text:a> </text:p>
      <text:section text:style-name="Sect1" text:name="h-js-header__drawer">
        <text:list text:style-name="L1">
          <text:list-item>
            <text:list>
              <text:list-item>
                <text:p text:style-name="P1"/>
              </text:list-item>
              <text:list-item>
                <text:p text:style-name="P2"/>
              </text:list-item>
              <text:list-item>
                <text:p text:style-name="P2"/>
              </text:list-item>
            </text:list>
          </text:list-item>
          <text:list-item>
            <text:p text:style-name="P3"/>
          </text:list-item>
        </text:list>
        <text:list text:style-name="L2">
          <text:list-item>
            <text:p text:style-name="P4"/>
          </text:list-item>
        </text:list>
      </text:section>
      <text:section text:style-name="Sect1" text:name="h-js-header__drawer-backdrop">
        <text:p text:style-name="P5"/>
      </text:section>
      <text:h text:style-name="Heading_20_2" text:outline-level="2">Termos de Serviço do Google Analytics </text:h>
      <text:p text:style-name="Text_20_body">Estes Termos de Serviço do Google Analytics ("<text:span text:style-name="Strong_20_Emphasis">Contrato</text:span>") são firmados pela Google LLC ("<text:span text:style-name="Strong_20_Emphasis">Google</text:span>") e a entidade que executa este Contrato ("<text:span text:style-name="Strong_20_Emphasis">Você</text:span>"). Este Contrato rege o uso que Você faz do Google Analytics padrão ("<text:span text:style-name="Strong_20_Emphasis">Serviço</text:span>"). SE CLICAR NO BOTÃO "ACEITO", CONCLUIR O REGISTRO OU USAR O SERVIÇO, VOCÊ RECONHECE QUE LEU E ACEITOU ESTE CONTRATO E QUE TEM AUTORIZAÇÃO PARA AGIR EM NOME DO PROPRIETÁRIO DESTA CONTA E PARA VINCULAR ESSA PESSOA A ESTE CONTRATO. </text:p>
      <text:p text:style-name="Text_20_body"><text:span text:style-name="Strong_20_Emphasis">Nosso Serviço é uma ferramenta corporativa. Você só pode usar nosso Serviço exclusivamente para finalidades relacionadas ao seu mercado, negócio, ofício ou profissão.</text:span> </text:p>
      <text:p text:style-name="Text_20_body">Com relação aos respectivos direitos e obrigações das partes descritos neste Contrato, as partes concordam com o seguinte: </text:p>
      <text:h text:style-name="Heading_20_2" text:outline-level="2">1. Definições. </text:h>
      <text:p text:style-name="Text_20_body"><text:span text:style-name="Emphasis"><text:span text:style-name="Strong_20_Emphasis">"Conta"</text:span></text:span> é a conta do Serviço e das Propriedades do UA e do GA4. Para as Propriedades do UA, os Hits das Vistas (conforme aplicável) associados a uma Propriedade do UA serão agregados antes de a cobrança pelo Serviço para tal Propriedade do UA ser determinada. </text:p>
      <text:p text:style-name="Text_20_body"><text:span text:style-name="Emphasis"><text:span text:style-name="Strong_20_Emphasis">"Informações Confidenciais"</text:span></text:span> incluem quaisquer dados reservados e informações divulgadas por uma parte à outra por escrito e marcada como "confidencial" ou divulgada oralmente e, no prazo de cinco dias úteis, registrada por escrito e marcada como "confidencial". No entanto, as Informações Confidenciais não incluirão detalhes que sejam ou se tornem conhecidos do público geral, que já estejam em posse da parte destinatária antes da divulgação por uma das partes ou que sejam desenvolvidos de modo independente pela parte destinatária sem o uso das Informações Confidenciais. </text:p>
      <text:p text:style-name="Text_20_body"><text:span text:style-name="Emphasis"><text:span text:style-name="Strong_20_Emphasis">"Dados do Cliente"</text:span></text:span> ou "Dados do Google Analytics" são os dados que Você coletar, processar ou armazenar usando o Serviço referentes às características e atividades dos Usuários. </text:p>
      <text:p text:style-name="Text_20_body"><text:span text:style-name="Emphasis"><text:span text:style-name="Strong_20_Emphasis">"Documentação"</text:span></text:span> é qualquer documentação de apoio disponibilizada a Você pelo Google para uso com o Software de Processamento, inclusive disponível on-line. </text:p>
      <text:p text:style-name="Text_20_body"><text:span text:style-name="Emphasis"><text:span text:style-name="Strong_20_Emphasis">"Evento"</text:span></text:span> significa uma unidade de medida básica processada no Serviço usando uma Propriedade do GA4, que pode incluir, sem limitação, uma visualização de página, transação, exibição de tela ou outras interações. Um Evento pode ser uma chamada para o Serviço vinda de várias bibliotecas ou entregue ao Serviço por OSCIs. </text:p>
      <text:p text:style-name="Text_20_body"><text:span text:style-name="Emphasis"><text:span text:style-name="Strong_20_Emphasis">"Propriedade do GA"</text:span></text:span> é uma Propriedade do UA ou do GA4, conforme aplicável. </text:p>
      <text:p text:style-name="Text_20_body"><text:span text:style-name="Emphasis"><text:span text:style-name="Strong_20_Emphasis">"Propriedade do GA4"</text:span></text:span> (antes, propriedade "App + Web") significa a compilação das configurações e informações do Google Analytics associadas ao mesmo "ID da Propriedade" a que os Eventos são enviados. </text:p>
      <text:p text:style-name="Text_20_body"><text:span text:style-name="Emphasis"><text:span text:style-name="Strong_20_Emphasis">"GAMC"</text:span></text:span> é o Código de Medição do Google Analytics. Ele é instalado em uma Propriedade para coletar os Dados do Cliente, além das correções, atualizações e upgrades fornecidos a Você. </text:p>
      <text:p text:style-name="Text_20_body"><text:soft-page-break/><text:span text:style-name="Emphasis"><text:span text:style-name="Strong_20_Emphasis">"Afiliados do Google"</text:span></text:span> significa o Google e as controladas integrais do Google. </text:p>
      <text:p text:style-name="Text_20_body"><text:span text:style-name="Emphasis"><text:span text:style-name="Strong_20_Emphasis">"Hit"</text:span></text:span> é uma unidade de medida básica enviada ao Serviço para processamento usando uma Propriedade do UA. Os exemplos incluem hits de visualização de página e de e-commerce. Um Hit pode ser uma chamada para o Serviço feita por várias bibliotecas ou entregue ao Serviço por OSCIs. </text:p>
      <text:p text:style-name="Text_20_body"><text:span text:style-name="Emphasis"><text:span text:style-name="Strong_20_Emphasis">"OSCI"</text:span></text:span> significa <text:span text:style-name="Strong_20_Emphasis"><text:span text:style-name="Emphasis">Interface do Cliente Oficialmente Compatível</text:span></text:span>, ou seja, um mecanismo ou protocolo disponibilizado pelo Google ou que conta com nosso suporte para enviar Hits ou Eventos, conforme aplicável, ao Serviço. </text:p>
      <text:p text:style-name="Text_20_body"><text:span text:style-name="Emphasis"><text:span text:style-name="Strong_20_Emphasis">"Página Inicial do Platform"</text:span></text:span> é a interface do usuário que Você utiliza para acessar funcionalidades no nível do Google Marketing Platform. </text:p>
      <text:p text:style-name="Text_20_body"><text:span text:style-name="Emphasis"><text:span text:style-name="Strong_20_Emphasis">"Software de Processamento"</text:span></text:span> é o software do lado do servidor do Google Analytics, e quaisquer upgrades, que analisa Dados do Cliente e gera Relatórios. </text:p>
      <text:p text:style-name="Text_20_body"><text:span text:style-name="Emphasis"><text:span text:style-name="Strong_20_Emphasis">"Propriedade"</text:span></text:span> é qualquer página da Web, aplicativo, outra propriedade ou recurso que Você controla e que envia dados ao Google Analytics. </text:p>
      <text:p text:style-name="Text_20_body"><text:span text:style-name="Emphasis"><text:span text:style-name="Strong_20_Emphasis">"Política de Privacidade"</text:span></text:span> refere-se à Política de Privacidade em uma Propriedade. </text:p>
      <text:p text:style-name="Text_20_body"><text:span text:style-name="Emphasis"><text:span text:style-name="Strong_20_Emphasis">"Relatório"</text:span></text:span> faz referência às análises em analytics.google.com, algumas das quais são relacionadas a uma Vista ou a Eventos. </text:p>
      <text:p text:style-name="Text_20_body"><text:span text:style-name="Emphasis"><text:span text:style-name="Strong_20_Emphasis">"SDKs"</text:span></text:span>são determinados kits de desenvolvimento de software que podem ser usados ou incorporados a um app de uma Propriedade para coletar Dados do Cliente, além de quaisquer correções, atualizações e upgrades fornecidos a Você. </text:p>
      <text:p text:style-name="Text_20_body"><text:span text:style-name="Emphasis"><text:span text:style-name="Strong_20_Emphasis">"Servidores"</text:span></text:span> são os servidores controlados por um Afiliado do Google em que o Software de Processamento e os Dados do Cliente são armazenados. </text:p>
      <text:p text:style-name="Text_20_body"><text:span text:style-name="Emphasis"><text:span text:style-name="Strong_20_Emphasis">"Software"</text:span></text:span>é o Software de Processamento, GAMC e/ou SDKs. </text:p>
      <text:p text:style-name="Text_20_body"><text:span text:style-name="Emphasis"><text:span text:style-name="Strong_20_Emphasis">"Terceiro"</text:span></text:span> significa qualquer terceiro (i) ao qual Você concede acesso à Sua Conta ou (ii) em cujo nome Você usa o Serviço para coletar informações. </text:p>
      <text:p text:style-name="Text_20_body"><text:span text:style-name="Emphasis"><text:span text:style-name="Strong_20_Emphasis">"Propriedade do UA"</text:span></text:span> significa uma "<text:span text:style-name="Strong_20_Emphasis"><text:span text:style-name="Emphasis">Propriedade do Universal Analytics</text:span></text:span>", que é a compilação das configurações e informações do Google Analytics associadas ao mesmo "ID da Propriedade" a que os Hits são enviados. </text:p>
      <text:p text:style-name="Text_20_body"><text:span text:style-name="Emphasis"><text:span text:style-name="Strong_20_Emphasis">"Usuários"</text:span></text:span> são os usuários e/ou quem visita Suas Propriedades. </text:p>
      <text:p text:style-name="Text_20_body"><text:span text:style-name="Emphasis"><text:span text:style-name="Strong_20_Emphasis">"Vista"</text:span></text:span> é o conjunto de configurações que, juntas, determinam quais informações vão ser incluídas ou excluídas dos Relatórios das Propriedades do UA. Por exemplo, uma Vista pode ser estabelecida para a visualização de uma pequena parte de um site como um Relatório único. </text:p>
      <text:p text:style-name="Text_20_body">As palavras <text:span text:style-name="Emphasis"><text:span text:style-name="Strong_20_Emphasis">incluir</text:span></text:span> e <text:span text:style-name="Emphasis"><text:span text:style-name="Strong_20_Emphasis">incluindo</text:span></text:span> significam "incluindo, mas sem limitação". </text:p>
      <text:h text:style-name="Heading_20_2" text:outline-level="2">2. Taxas e Serviço. </text:h>
      <text:p text:style-name="Text_20_body">Sujeito à Seção 15, o Serviço é fornecido sem custo financeiro a Você para (a) Propriedades do GA4 e (b) Propriedades do UA por até 10 milhões de Hits por mês por Propriedade do UA. O Google pode alterar periodicamente as taxas e políticas de pagamento pelo Serviço, incluindo a adição de custos de dados geográficos, a importação dos dados de custo de mecanismos de pesquisa ou outras taxas cobradas do Google ou de outros Afiliados do Google por fornecedores terceirizados pela inclusão de dados nos relatórios do Serviço. As alterações nas políticas de taxas ou pagamentos passam a vigorar no momento em que Você aceita as alterações, que são publicadas em <text:a xlink:type="simple" xlink:href="https://marketingplatform.google.com/about/analytics/" office:target-frame-name="_blank" xlink:show="new" text:style-name="Internet_20_link" text:visited-style-name="Visited_20_Internet_20_Link">www.google.com/analytics/</text:a>. A menos que especificado de outra forma, todas as taxas são cobradas em dólares americanos. Qualquer saldo pendente torna-se imediatamente devido após a rescisão deste Contrato, e todas as despesas de coleta (incluindo honorários jurídicos) incorridas pelo Google <text:soft-page-break/>serão incluídas no valor devido e poderão ser cobradas do cartão de crédito ou de outro mecanismo de faturamento associado à Sua conta do Google Ads. </text:p>
      <text:h text:style-name="Heading_20_2" text:outline-level="2">3. Conta, Senha e Segurança dos Membros. </text:h>
      <text:p text:style-name="Text_20_body">Para fazer a inscrição no Serviço, Você precisa concluir o registro fornecendo ao Google informações atualizadas, completas e precisas quando solicitado no formulário de inscrição, incluindo Seu e-mail (nome de usuário) e senha. Você deverá proteger Suas senhas e assumir total responsabilidade pelo uso que Você ou terceiros fizerem das Suas contas. Você é responsável por todas as atividades ocorridas na Sua Conta (com exceção de atividades realizadas por Afiliados do Google ou em nome dos Afiliados do Google). Você deverá notificar o Google imediatamente ao tomar ciência de qualquer uso não autorizado da Sua Conta ou de qualquer outra violação de segurança. A equipe de suporte dos Afiliados do Google pode, periodicamente, fazer login no Serviço com Sua senha de cliente para manter ou melhorar o serviço, inclusive para fornecer a Você assistência relacionada a problemas técnicos ou de faturamento. </text:p>
      <text:h text:style-name="Heading_20_2" text:outline-level="2">4. Licença Não Exclusiva. </text:h>
      <text:p text:style-name="Text_20_body">Sujeito aos Termos e Condições deste Contrato, (a) o Google concede a você uma licença limitada, revogável, não exclusiva e não sublicenciável para instalar, copiar e usar o GAMC e/ou os SDKs exclusivamente conforme necessário para Você usar o Serviço nas Suas Propriedades ou Propriedades de Terceiros; e (b) Você pode acessar, visualizar e fazer o download de maneira remota dos Relatórios armazenados em <text:a xlink:type="simple" xlink:href="https://marketingplatform.google.com/about/analytics/" office:target-frame-name="_blank" xlink:show="new" text:style-name="Internet_20_link" text:visited-style-name="Visited_20_Internet_20_Link">www.google.com/analytics/</text:a>. Você (i) não copiará, modificará, adaptará, traduzirá nem criará trabalhos derivados do Software ou da Documentação; (ii) não fará engenharia reversa, descompilará, desmontará nem tentará descobrir o código-fonte do Software, exceto se expressamente permitido pela lei em vigor na jurisdição em que Você se encontra; (iii) não alugará, arrendará, venderá, cederá ou, de outra forma, transferirá os direitos no Software, na Documentação ou no Serviço ou para eles; (iv) não removerá quaisquer etiquetas ou avisos de propriedade no Software ou colocados pelo Serviço; (V) não usará, publicará, transmitirá ou introduzirá qualquer dispositivo, software ou rotina que interfira ou tente interferir no funcionamento do Serviço ou do Software; (vi) nem usará dados rotulados como pertencentes a terceiros no Serviço para outros fins que não sejam gerar, visualizar e fazer o download de Relatórios (e não permitirá que nenhum terceiro o faça). Você cumprirá todas as leis e regulamentos aplicáveis enquanto usar e acessar a Documentação, o Software, o Serviço e os Relatórios. </text:p>
      <text:h text:style-name="Heading_20_2" text:outline-level="2">5. Confidencialidade e Recursos Beta. </text:h>
      <text:p text:style-name="Text_20_body">Nenhuma das partes usará ou divulgará as Informações Confidenciais da outra sem o consentimento prévio da outra parte por escrito, exceto para cumprir os próprios deveres deste Contrato ou se exigido pelas leis, regulamentos ou mandados. Nesse caso, a parte obrigada a divulgar Informações Confidenciais avisará a outra antes da divulgação o mais rápido possível. Determinados recursos do Serviço são identificados como "Alfa", "Beta", "Experimento" (no Serviço ou em qualquer outro lugar do Google) ou como sem suporte ou confidenciais (coletivamente, "Recursos Beta"). Você não tem autorização para revelar informações de Recursos Beta nem os termos ou a existência de Recursos Beta não públicos. O Google e os Afiliados do Google não arcarão com nenhuma responsabilidade (o que inclui indenizações) resultante ou que tenha relação com os Recursos Beta. Você será o único responsável por qualquer uso dos Recursos Beta e pode estar sujeito a requisitos adicionais, conforme especificado pelo Google. O Google não tem a obrigação de oferecer suporte aos Recursos Beta e o Google se reserva o direito de deixar de oferecer os Recursos Beta como parte de quaisquer Serviços. </text:p>
      <text:h text:style-name="Heading_20_2" text:outline-level="2"><text:soft-page-break/>6. Direitos sobre Informações e Publicidade. </text:h>
      <text:p text:style-name="Text_20_body">O Google não compartilhará Seus Dados do Cliente nem os Dados do Cliente de Terceiros, salvo se o Google (i) tiver Seu consentimento ou de um Terceiro para divulgar tais Dados do Cliente; (ii) concluir que isso é exigido pela legislação ou acreditar, de boa-fé, que o acesso, a preservação ou a divulgação dos Dados do Cliente sejam razoavelmente necessários para proteger os direitos, a propriedade ou a segurança do Google, dos usuários dele ou do público; ou (iii) fornecer os Dados do Cliente em determinadas circunstâncias a terceiros para que ele atue em nome do Google (por exemplo, faturamento ou armazenamento de dados), com rígidas restrições que impeçam que os dados sejam utilizados ou compartilhados, salvo mediante instruções do Google. Nesse caso, esse fornecimento de dados estará sujeito a contratos que obriguem as partes a processar os Dados do Cliente apenas mediante instruções do Google e em conformidade com este Contrato e com as medidas adequadas de segurança e confidencialidade. </text:p>
      <text:h text:style-name="Heading_20_2" text:outline-level="2">7. Privacidade. </text:h>
      <text:p text:style-name="Text_20_body">Você não enviará ao Google informações que possam ser usadas ou reconhecidas pelo Google como informações de identificação pessoal. Além disso, Você não ajudará nem permitirá que terceiros o façam. As exceções são aquelas permitidas por, e que estão sujeitas a, políticas ou termos dos recursos do Google Analytics disponibilizadas a Você e apenas se as informações passadas ao Google usando tal recurso do Google Analytics esteja com hash conforme os padrões do setor. Você terá e obedecerá a uma Política de Privacidade adequada e cumprirá todas as leis, políticas e regulamentos aplicáveis relacionados à coleta de informações dos Usuários. Você precisa publicar uma Política de Privacidade, e ela precisa ter um aviso sobre Seu uso de cookies, identificadores para dispositivos móveis (por exemplo, Identificador de publicidade para Android ou Identificador de publicidade para iOS) ou tecnologia semelhante usada para coletar dados. É necessário divulgar o uso do Google Analytics e como ele coleta e processa dados. Para fazer isso, inclua um link em destaque no site: "Como o Google usa informações de sites ou apps que usam nossos serviços" (em www.google.com/policies/privacy/partners/ ou em outro URL que o Google possa disponibilizar periodicamente). Você envidará os esforços comercialmente razoáveis para garantir que um Usuário receba informações claras e completas sobre, e aceite, o armazenamento e acesso de cookies ou outras informações associadas ao dispositivo do Usuário se tal atividade ocorrer em conexão com o Serviço e se o fornecimento das referidas informações e a obtenção de tal consentimento forem exigidos por lei.Você não tem permissão para burlar nenhum recurso de privacidade (por exemplo, uma desativação) que faça parte do Serviço. Você obedecerá a todas as políticas do Google Analytics aplicáveis localizadas em <text:a xlink:type="simple" xlink:href="https://support.google.com/analytics/answer/4597324" office:target-frame-name="_blank" xlink:show="new" text:style-name="Internet_20_link" text:visited-style-name="Visited_20_Internet_20_Link">www.google.com/analytics/policies/</text:a> (ou em algum outro URL fornecido pelo Google), conforme modificadas periodicamente ("<text:span text:style-name="Strong_20_Emphasis">Políticas do Google Analytics</text:span>"). </text:p>
      <text:p text:style-name="Text_20_body">Você pode participar de uma versão integrada do Google Analytics e de determinados serviços de publicidade do Google ("Recursos de Publicidade do Google Analytics"). Se Você usar os Recursos de Publicidade do Google Analytics, Você obedecerá à política de Recursos de Publicidade do Google Analytics support.google.com/analytics/bin/answer.py?<text:a xlink:type="simple" xlink:href="https://support.google.com/analytics/answer/2700409?hl=en&amp;topic=2611283" office:target-frame-name="_blank" xlink:show="new" text:style-name="Internet_20_link" text:visited-style-name="Visited_20_Internet_20_Link">hl=pt-BR&amp;topic=2611283&amp;answer=2700409</text:a>). O acesso e o uso que Você faz de qualquer serviço de publicidade do Google estão sujeitos aos termos aplicáveis firmados entre Você e o Google com relação a esse serviço. </text:p>
      <text:p text:style-name="Text_20_body">Se Você usar a Página Inicial do Platform, o uso que Você fizer estará sujeito aos Termos Adicionais da Página Inicial do Platform (ou conforme renomeados posteriormente) disponíveis em <text:a xlink:type="simple" xlink:href="https://support.google.com/marketingplatform/answer/9047313" office:target-frame-name="_blank" xlink:show="new" text:style-name="Internet_20_link" text:visited-style-name="Visited_20_Internet_20_Link">https://support.google.com/marketingplatform/answer/9047313</text:a> (ou outro URL fornecido pelo Google), conforme modificados periodicamente ("<text:span text:style-name="Strong_20_Emphasis">Termos da página inicial do Platform</text:span>"). </text:p>
      <text:p text:style-name="Text_20_body">Conforme o uso que Você faz do Serviço estiver no escopo, Você e o Google concordam com os Termos de Processamento de Dados de Publicidade do Google disponíveis em <text:a xlink:type="simple" xlink:href="https://business.safety.google/adsprocessorterms/" office:target-frame-name="_blank" xlink:show="new" text:style-name="Internet_20_link" text:visited-style-name="Visited_20_Internet_20_Link">https://business.safety.google/adsprocessorterms/</text:a> ("Termos de Processamento"). O Google só <text:soft-page-break/>modificará os Termos de Processamento com permissão expressa conforme os Termos de Processamento. </text:p>
      <text:h text:style-name="Heading_20_2" text:outline-level="2">8. Indenização. </text:h>
      <text:p text:style-name="Text_20_body">Até onde permitido pelas leis aplicáveis, Você indenizará, isentará e defenderá o Google e os Afiliados do Google , às suas custas, de (a) toda e qualquer reivindicação, ação, procedimento e ação judicial de terceiros contra quaisquer Afiliados do Google ou qualquer um dos executivos, diretores, funcionários, agentes ou afiliados dele, e de (b) todas as responsabilidades, danos, acordos, punições, multas, custos ou despesas relacionadas (incluindo honorários advocatícios e outras despesas com litígio razoáveis) incorridas por qualquer um dos Afiliados do Google ou qualquer um dos executivos, diretores, funcionários, agentes ou afiliados do Afiliado, decorrentes ou relacionadas a reivindicações, ações ou medidas judiciais; em todo caso, como resultado (i) da Sua violação de qualquer termo ou condição deste Contrato, (ii) do Seu uso do Serviço, (iii) das Suas violações das leis, regras ou regulamentos aplicáveis relacionados ao Serviço, (iv) quaisquer representações e garantias feitas por Você sobre qualquer aspecto do Serviço, Software ou Relatórios para qualquer Terceiro; (v) qualquer reivindicação feita por um Terceiro ou em nome Dele relacionada direta ou indiretamente ao seu uso do Serviço, do Software ou dos Relatórios; (vi) violações das Suas obrigações de privacidade em relação a qualquer Terceiro; e/ou (vii) qualquer reivindicação relacionada a atos ou omissões de qualquer Terceiro em conexão com o Serviço, o Software ou os Relatórios. O Google vai enviar a Você um aviso por escrito sobre qualquer reivindicação, ação judicial ou processo que poderá obrigar Você a indenizar Afiliados do Google. Você cooperará o mais completamente possível na defesa contra qualquer ação judicial. O Google se reserva o direito, à própria custa, de aplicar esta Seção 8 em nome de todos os Afiliados do Google e assumir a defesa e controle exclusivos de qualquer matéria sujeita a indenização por Você. </text:p>
      <text:h text:style-name="Heading_20_2" text:outline-level="2">9. Terceiros. </text:h>
      <text:p text:style-name="Text_20_body">Se Você usar o Serviço em nome do Terceiro ou se um Terceiro usar o Serviço com a Sua Conta, esteja Você autorizado ou não pelo Google a fazer isso, Você declara e garante que (a) Você tem autorização para agir em nome do Terceiro, e vincular o Terceiro a este Contrato, em conformidade com este Contrato, em todas as Suas obrigações de acordo com este Contrato, (b) o Google pode compartilhar com o Terceiro quaisquer Dados do Cliente específicos das Propriedades do Terceiro, e (c) Você não divulgará os Dados do Cliente do Terceiro a nenhuma outra parte sem o consentimento do Terceiro. </text:p>
      <text:h text:style-name="Heading_20_2" text:outline-level="2">10. ISENÇÃO DE RESPONSABILIDADE DE GARANTIAS. </text:h>
      <text:p text:style-name="Text_20_body">NO LIMITE MÁXIMO PERMITIDO PELA LEGISLAÇÃO VIGENTE, SALVO DISPOSIÇÃO EXPRESSA NESTE CONTRATO, O GOOGLE NÃO FAZ QUALQUER OUTRO TIPO DE GARANTIA, SEJA EXPRESSA, IMPLÍCITA, ESTATUTÁRIA OU OUTRA, INCLUSIVE, SEM LIMITAÇÃO, GARANTIAS DE COMERCIALIDADE, ADEQUAÇÃO PARA USOS ESPECÍFICOS E LEGALIDADE. </text:p>
      <text:h text:style-name="Heading_20_2" text:outline-level="2">11. LIMITAÇÃO DE RESPONSABILIDADE. </text:h>
      <text:p text:style-name="Text_20_body">ATÉ ONDE A LEGISLAÇÃO VIGENTE PERMITIR, O GOOGLE NÃO SERÁ RESPONSÁVEL POR LUCROS CESSANTES NEM POR DANOS INDIRETOS, ESPECIAIS, INCIDENTAIS, CONSEQUENCIAIS, EXEMPLARES OU PUNITIVOS, MESMO QUE O GOOGLE OU SUAS SUBSIDIÁRIAS E AFILIADAS TENHAM SIDO AVISADOS, TIVESSEM CONHECIMENTO OU DEVESSEM SABER DA POSSIBILIDADE DE TAIS DANOS E MESMO QUE OS DANOS DIRETOS NÃO ATENDAM A TAL RECURSO. A RESPONSABILIDADE TOTAL <text:soft-page-break/>CUMULATIVA DO GOOGLE (E DE SUAS CONTROLADAS INTEGRAIS) EM RELAÇÃO A VOCÊ OU A QUALQUER TERCEIRO POR PERDAS OU DANOS RESULTANTES DE TAIS REIVINDICAÇÕES, DEMANDAS OU AÇÕES DECORRENTES OU RELACIONADAS A ESTE CONTRATO NÃO EXCEDERÁ O VALOR DE US$ 500. </text:p>
      <text:h text:style-name="Heading_20_2" text:outline-level="2">12. Aviso de Direitos Reservados. </text:h>
      <text:p text:style-name="Text_20_body">O Serviço, que inclui o Software e todos os Direitos de Propriedade Intelectual descritos nestes Termos de Serviço, é e continuará sendo propriedade do Google (e dos Afiliados do Google). Todos os direitos do Software que não forem expressamente concedidos a Você neste Contrato são reservados e retidos pelo Google e seus licenciantes sem restrições, incluindo o direito do Google (e dos outros Afiliados do Google) de propriedade individual do Software e da Documentação. Sem limitar a generalidade do disposto acima, Você concorda em não (e concorda que não permitirá a nenhum Terceiro): (a) sublicenciar, distribuir ou usar o Serviço ou o Software fora do escopo da licença concedida neste Contrato; (b) copiar, modificar, adaptar, traduzir, preparar obras derivadas, fazer engenharia reversa, desmontar ou descompilar o Software ou tentar descobrir códigos-fonte ou segredos comerciais relacionados ao Serviço ou Documentação; (c) alugar, arrendar, vender, atribuir ou transferir direitos para o Software, a Documentação ou o Serviço; (d) usar, postar, transmitir ou introduzir qualquer dispositivo, software ou rotina que interfira ou tente interferir na operação do Serviço ou Software; (e) usar as marcas registradas, os nomes comerciais, marcas de serviço, logotipos, nomes de domínio e outras características da marca que a identifiquem ou quaisquer direitos autorais ou outros direitos de propriedade associados ao Serviço para qualquer finalidade sem o consentimento expresso por escrito do Google; (f) registrar, tentar registrar ou ajudar alguém a registrar quaisquer marcas registradas, nomes comerciais, marcas de serviço, logotipos, nomes de domínio e outras características da marca que a identifiquem, direitos autorais ou outros direitos reservados associados ao Google (ou a quaisquer outros Afiliados do Google) que não estejam em nome do Google (ou de outro Afiliado do Google); (g) remover, obscurecer ou alterar qualquer aviso de direitos autorais, marcas registradas ou outros direitos de propriedade que aparecem em qualquer item incluído no Serviço ou Software; ou (h) procurar, em um procedimento aberto durante a vigência deste Contrato ou por um ano após a vigência, uma liminar de qualquer parte do Serviço com base em violação de patente. </text:p>
      <text:h text:style-name="Heading_20_2" text:outline-level="2">13. Direitos do governo dos Estados Unidos. </text:h>
      <text:p text:style-name="Text_20_body">Se o uso do Serviço estiver sendo adquirido por ou em nome do Governo dos Estados Unidos ou por um contratante ou subcontratante (em qualquer nível) do Governo dos Estados Unidos, de acordo com 48 C.F.R. 227.7202-4 (para aquisições feitas pelo Departamento de Defesa dos EUA (DOD, na sigla em inglês) e com 48 C.F.R. 2.101 e 12.212 (para aquisições que não sejam do DOD), os direitos do Governo sobre o Software, incluindo seus direitos de usar, modificar, reproduzir, liberar, executar, exibir ou divulgar o Software ou a Documentação, estarão totalmente sujeitos aos direitos de licença comercial e às restrições estabelecidas neste Contrato. </text:p>
      <text:h text:style-name="Heading_20_2" text:outline-level="2">14. Vigência e Rescisão. </text:h>
      <text:p text:style-name="Text_20_body">Qualquer uma das partes poderá rescindir este Contrato a qualquer momento, mediante notificação. Após a rescisão do presente Contrato, o Google interromperá a prestação do Serviço, e Você não terá mais acesso ao Serviço. Além disso, se Sua Conta e/ou Propriedades do GA forem encerradas, Você (i) excluirá todas as cópias do GAMC de todas as Propriedades e/ou (ii) suspenderá todo e qualquer uso dos SDKs em até três dias úteis após tal encerramento. Em caso de rescisão (a) Você não terá direito a nenhum reembolso de quaisquer taxas de utilização nem de quaisquer outras taxas e (b) qualquer saldo pendente do Serviço prestado até a data de rescisão será imediatamente devido e pago na íntegra e (c) todos os dados do histórico do seu Relatório deixarão de ser disponibilizados <text:soft-page-break/>para Você. </text:p>
      <text:h text:style-name="Heading_20_2" text:outline-level="2">15. Modificações nos Termos de Serviço e em Outras Políticas. </text:h>
      <text:p text:style-name="Text_20_body">O Google pode modificar esses termos ou quaisquer termos adicionais que se aplicam ao Serviço, por exemplo, para refletir mudanças na lei ou alterações no Serviço. É necessário consultar os termos com regularidade. O Google publicará um aviso das modificações nestes termos em <text:a xlink:type="simple" xlink:href="https://www.google.com/analytics/terms/" office:target-frame-name="_blank" xlink:show="new" text:style-name="Internet_20_link" text:visited-style-name="Visited_20_Internet_20_Link">https://www.google.com/analytics/terms/</text:a>, nas políticas do Google Analytics em <text:a xlink:type="simple" xlink:href="https://support.google.com/analytics/answer/4597324" office:target-frame-name="_blank" xlink:show="new" text:style-name="Internet_20_link" text:visited-style-name="Visited_20_Internet_20_Link">www.google.com/analytics/policies/</text:a> ou em outras políticas mencionadas nestes termos no URL aplicável a tais políticas. As alterações não serão aplicadas retroativamente e entrarão em vigor somente 14 dias depois da publicação. Se Você não concordar com os termos modificados do Serviço, interrompa o uso do Google Analytics. Não haverá nenhuma emenda ou modificação neste Contrato, exceto (i) se por escrito e assinada por um representante do Google devidamente autorizado, (ii) se Você aceitar os termos atualizados on-line, ou (iii) se Você continuar a usar o Serviço depois que o Google publicar atualizações no Contrato ou em qualquer política que rege o Serviço. </text:p>
      <text:h text:style-name="Heading_20_2" text:outline-level="2">16. Disposições Gerais, Lei Aplicável e Foro. </text:h>
      <text:p text:style-name="Text_20_body">(a) O Google será dispensado do cumprimento deste Contrato se o cumprimento for impedido, atrasado ou obstruído por causas além do controle razoável. (b) Este Contrato (inclusive todas as alterações acordadas entre as partes por escrito) representa o acordo integral firmado entre Você e o Google em relação ao objeto em questão e substitui todos os acordos e declarações anteriores feitos entre as partes. (c) Se alguma disposição deste Contrato for considerada não executável por qualquer motivo, a referida disposição será reformulada conforme necessário dentro dos limites permitidos para torná-la executável com o intuito de fazer valer a intenção das partes. O restante do Contrato continuará vigente. (d) Este Contrato será regido e interpretado de acordo com as leis do estado da Califórnia, sem referência aos conflitos de princípios jurídicos que tais leis venham a conter. Em caso de conflito entre leis, regras e normas estrangeiras e da Califórnia, a legislação da Califórnia prevalecerá e regerá o Contrato. As partes concordam em submeter-se à jurisdição pessoal e exclusiva dos tribunais da comarca de Santa Clara, Califórnia. A Convenção da ONU sobre Contratos de Compra e Venda Internacional de Mercadorias (United Nations Convention on Contracts for the International Sale of Goods) e a Lei Uniforme das Transações com Informação Computadorizada (Uniform Computer Information Transactions Act) não se aplicam a este Contrato. Você se compromete a obedecer a todas as leis e regulamentações aplicáveis de controle de exportação e reexportação, incluindo (i) as Regulamentações de Administração de Exportações ("EAR", na sigla em inglês) mantidas pelo Department of Commerce dos EUA, (ii) as sanções comerciais e econômicas mantidas pelo Escritório de Controle de Ativos Estrangeiros do Departamento do Tesouro dos EUA e (iii) as Normas sobre Tráfego Internacional de Armas ("ITAR", na sigla em inglês) mantidas pelo Departamento de Estado dos EUA. (f) Todos os avisos destinados ao Google precisam ser enviados para: Google LLC, 1600 Amphitheatre Parkway, Mountain View, CA 94043, EUA, com uma cópia para o Departamento Jurídico, por meio de correspondência comum, correio aéreo ou expresso, e serão considerados entregues após o recebimento. (g) Desconsiderar qualquer não cumprimento não implica a dispensa de possíveis violações futuras. (h) Você não tem permissão para atribuir ou transferir Seus direitos nos termos deste Contrato sem o consentimento prévio por escrito do Google. Todas as tentativas nesse sentido serão nulas. (i) O relacionamento entre Você e o Google não é de parceria legal, e sim de prestadores de serviços independentes. (j) Este Contrato será vinculativo aos respectivos sucessores e depositários das partes deste documento e será revertido em benefício deles. (k) As seguintes seções deste Contrato permanecerão vigentes após a rescisão dele: 1, 4, 5, 6 (exceto as duas últimas sentenças), 7, 8, 9, 10, 11, 12, 14, 16 e 17. </text:p>
      <text:h text:style-name="Heading_20_2" text:outline-level="2"><text:soft-page-break/>17. Google Analytics e Firebase. </text:h>
      <text:p text:style-name="Text_20_body">Se Você vincular uma Propriedade do GA ao Firebase ("<text:span text:style-name="Strong_20_Emphasis">Vinculação do Firebase</text:span>") como parte da utilização do Serviço, os termos a seguir, além das Seções de 1 a 16 acima, também se aplicarão a Você e regerão Seu uso do Serviço, inclusive em relação ao uso que Você faz da Vinculação do Firebase. Exceto conforme modificado abaixo, todos os outros termos permanecerão inalterados e continuarão a ser aplicáveis. Em caso de conflito entre esta Seção 17 e as Seções de 1 a 16 acima, os termos da Seção 17 regerão e controlarão somente o uso que Você faz da Vinculação do Firebase. </text:p>
      <text:p text:style-name="Text_20_body">A sentença a seguir foi adicionada ao final da Seção 7 da seguinte maneira:<text:line-break/>Se Você vincular uma Propriedade do GA a um projeto do Firebase ("<text:span text:style-name="Strong_20_Emphasis">Vinculação do Firebase</text:span>"), (i) alguns dados da Sua Propriedade do GA, incluindo Dados do Cliente, poderão ser disponibilizados para ou em qualquer outra entidade ou equipe conforme especificado nas configurações aplicáveis do Firebase e (ii) tal Propriedade do GA poderá ter algumas configurações do Serviço modificadas por funcionários autorizados especificados nas configurações aplicáveis do Firebase (não obstante as configurações que Você designou para essa Propriedade do GA no Serviço). </text:p>
      <text:p text:style-name="Text_20_body">Última atualização em 15 de maio de 2023 </text:p>
      <text:p text:style-name="P6"><text:bookmark text:name="previous_versions"/><text:span text:style-name="Strong_20_Emphasis">Versões prévias</text:span> </text:p>
      <text:list text:style-name="L3">
        <text:list-item>
          <text:p text:style-name="P7"><text:a xlink:type="simple" xlink:href="https://marketingplatform.google.com/about/analytics/terms/br-20190617/" text:style-name="Internet_20_link" text:visited-style-name="Visited_20_Internet_20_Link">17 de junho de 2019</text:a> </text:p>
        </text:list-item>
      </text:list>
      <text:p text:style-name="Text_20_body">Follow us </text:p>
      <text:list text:style-name="L4">
        <text:list-item>
          <text:p text:style-name="P8"/>
        </text:list-item>
      </text:list>
      <text:section text:style-name="Sect1" text:name="column-1">
        <text:h text:style-name="P9" text:outline-level="4">About Google Marketing Platform </text:h>
        <text:list text:style-name="L5">
          <text:list-item>
            <text:p text:style-name="P10"><text:a xlink:type="simple" xlink:href="https://marketingplatform.google.com/about/" text:style-name="Internet_20_link" text:visited-style-name="Visited_20_Internet_20_Link">Overview</text:a> </text:p>
          </text:list-item>
          <text:list-item>
            <text:p text:style-name="P10"><text:a xlink:type="simple" xlink:href="https://marketingplatform.google.com/about/small-business/" text:style-name="Internet_20_link" text:visited-style-name="Visited_20_Internet_20_Link">For Small Businesses</text:a> </text:p>
          </text:list-item>
          <text:list-item>
            <text:p text:style-name="P11"><text:a xlink:type="simple" xlink:href="https://marketingplatform.google.com/about/enterprise/" text:style-name="Internet_20_link" text:visited-style-name="Visited_20_Internet_20_Link">For Enterprise</text:a> </text:p>
          </text:list-item>
        </text:list>
      </text:section>
      <text:section text:style-name="Sect1" text:name="column-2">
        <text:h text:style-name="P9" text:outline-level="4">Learning &amp; support </text:h>
        <text:list text:style-name="L6">
          <text:list-item>
            <text:p text:style-name="P12"><text:a xlink:type="simple" xlink:href="https://marketingplatform.google.com/about/support/" text:style-name="Internet_20_link" text:visited-style-name="Visited_20_Internet_20_Link">Support</text:a> </text:p>
          </text:list-item>
          <text:list-item>
            <text:p text:style-name="P12"><text:a xlink:type="simple" xlink:href="https://www.blog.google/products/marketingplatform/" office:target-frame-name="_self" xlink:show="replace" text:style-name="Internet_20_link" text:visited-style-name="Visited_20_Internet_20_Link">Blog</text:a> </text:p>
          </text:list-item>
          <text:list-item>
            <text:p text:style-name="P12"><text:a xlink:type="simple" xlink:href="https://analytics.google.com/analytics/academy/?utm_source=marketingplatform.google.com&amp;utm_medium=et&amp;utm_campaign=marketingplatform.google.com%2Fabout%2Fanalytics%2Fterms%2Fbr%2F" office:target-frame-name="_blank" xlink:show="new" text:style-name="Internet_20_link" text:visited-style-name="Visited_20_Internet_20_Link">Analytics Academy</text:a> </text:p>
          </text:list-item>
          <text:list-item>
            <text:p text:style-name="P12"><text:a xlink:type="simple" xlink:href="https://skillshop.withgoogle.com/" office:target-frame-name="_blank" xlink:show="new" text:style-name="Internet_20_link" text:visited-style-name="Visited_20_Internet_20_Link">Skillshop</text:a> </text:p>
          </text:list-item>
          <text:list-item>
            <text:p text:style-name="P13"><text:a xlink:type="simple" xlink:href="https://www.yourprimer.com/?utm_source=marketingplatform.google.com&amp;utm_medium=et&amp;utm_campaign=marketingplatform.google.com%2Fabout%2Fanalytics%2Fterms%2Fbr%2F" office:target-frame-name="_blank" xlink:show="new" text:style-name="Internet_20_link" text:visited-style-name="Visited_20_Internet_20_Link">Google Primer</text:a> </text:p>
          </text:list-item>
        </text:list>
      </text:section>
      <text:section text:style-name="Sect1" text:name="column-3">
        <text:h text:style-name="P9" text:outline-level="4">Developers &amp; partners </text:h>
        <text:list text:style-name="L7">
          <text:list-item>
            <text:p text:style-name="P14"><text:a xlink:type="simple" xlink:href="https://marketingplatform.google.com/about/partners/" text:style-name="Internet_20_link" text:visited-style-name="Visited_20_Internet_20_Link">Google Marketing Platform Partners</text:a> </text:p>
          </text:list-item>
          <text:list-item>
            <text:p text:style-name="P14"><text:a xlink:type="simple" xlink:href="https://developers.google.com/analytics/?utm_source=marketingplatform.google.com&amp;utm_medium=et&amp;utm_campaign=marketingplatform.google.com%2Fabout%2Fanalytics%2Fterms%2Fbr%2F" office:target-frame-name="_blank" xlink:show="new" text:style-name="Internet_20_link" text:visited-style-name="Visited_20_Internet_20_Link">Analytics for developers</text:a> </text:p>
          </text:list-item>
          <text:list-item>
            <text:p text:style-name="P14"><text:a xlink:type="simple" xlink:href="https://developers.google.com/tag-manager/?utm_source=marketingplatform.google.com&amp;utm_medium=et&amp;utm_campaign=marketingplatform.google.com%2Fabout%2Fanalytics%2Fterms%2Fbr%2F" office:target-frame-name="_blank" xlink:show="new" text:style-name="Internet_20_link" text:visited-style-name="Visited_20_Internet_20_Link">Tag Manager for developers</text:a> </text:p>
          </text:list-item>
          <text:list-item>
            <text:p text:style-name="P15"><text:a xlink:type="simple" xlink:href="https://developers.google.com/doubleclick-advertisers/?utm_source=marketingplatform.google.com&amp;utm_medium=et&amp;utm_campaign=marketingplatform.google.com%2Fabout%2Fanalytics%2Fterms%2Fbr%2F" office:target-frame-name="_blank" xlink:show="new" text:style-name="Internet_20_link" text:visited-style-name="Visited_20_Internet_20_Link">Campaign Manager 360 for developers</text:a> </text:p>
          </text:list-item>
        </text:list>
      </text:section>
      <text:section text:style-name="Sect1" text:name="column-4">
        <text:h text:style-name="P9" text:outline-level="4">Related products </text:h>
        <text:list text:style-name="L8">
          <text:list-item>
            <text:p text:style-name="P16"><text:a xlink:type="simple" xlink:href="https://ads.google.com/home/?utm_source=marketingplatform.google.com&amp;utm_medium=et&amp;utm_campaign=marketingplatform.google.com%2Fabout%2Fanalytics%2Fterms%2Fbr%2F" office:target-frame-name="_blank" xlink:show="new" text:style-name="Internet_20_link" text:visited-style-name="Visited_20_Internet_20_Link">Google Ads</text:a> </text:p>
          </text:list-item>
          <text:list-item>
            <text:p text:style-name="P16"><text:a xlink:type="simple" xlink:href="https://adsense.google.com/start/?subid=ww-en-et-ads-ot-a-marketing_platform!o3&amp;utm_source=internal&amp;utm_medium=et&amp;utm_campaign=marketing_platform" office:target-frame-name="_blank" xlink:show="new" text:style-name="Internet_20_link" text:visited-style-name="Visited_20_Internet_20_Link">Google AdSense</text:a> </text:p>
          </text:list-item>
          <text:list-item>
            <text:p text:style-name="P16"><text:a xlink:type="simple" xlink:href="https://admanager.google.com/home/" office:target-frame-name="_blank" xlink:show="new" text:style-name="Internet_20_link" text:visited-style-name="Visited_20_Internet_20_Link">Google Ad Manager</text:a> </text:p>
          </text:list-item>
          <text:list-item>
            <text:p text:style-name="P16"><text:a xlink:type="simple" xlink:href="https://cloud.google.com/?utm_source=marketingplatform.google.com&amp;utm_medium=et&amp;utm_campaign=marketingplatform.google.com%2Fabout%2Fanalytics%2Fterms%2Fbr%2F" office:target-frame-name="_blank" xlink:show="new" text:style-name="Internet_20_link" text:visited-style-name="Visited_20_Internet_20_Link">Google Cloud</text:a> </text:p>
          </text:list-item>
          <text:list-item>
            <text:p text:style-name="P17"><text:a xlink:type="simple" xlink:href="https://firebase.google.com/?utm_source=marketingplatform.google.com&amp;utm_medium=et&amp;utm_campaign=marketingplatform.google.com%2Fabout%2Fanalytics%2Fterms%2Fbr%2F" office:target-frame-name="_blank" xlink:show="new" text:style-name="Internet_20_link" text:visited-style-name="Visited_20_Internet_20_Link">Firebase</text:a> </text:p>
          </text:list-item>
        </text:list>
      </text:section>
      <text:section text:style-name="Sect1" text:name="column-5">
        <text:h text:style-name="P9" text:outline-level="4">More from Google </text:h>
        <text:list text:style-name="L9">
          <text:list-item>
            <text:p text:style-name="P18"><text:a xlink:type="simple" xlink:href="https://www.thinkwithgoogle.com/?utm_source=marketingplatform.google.com&amp;utm_medium=et&amp;utm_campaign=marketingplatform.google.com%2Fabout%2Fanalytics%2Fterms%2Fbr%2F" office:target-frame-name="_blank" xlink:show="new" text:style-name="Internet_20_link" text:visited-style-name="Visited_20_Internet_20_Link">Think with Google</text:a> </text:p>
          </text:list-item>
          <text:list-item>
            <text:p text:style-name="P18"><text:a xlink:type="simple" xlink:href="https://www.google.com/services/?utm_source=marketingplatform.google.com&amp;utm_medium=et&amp;utm_campaign=marketingplatform.google.com%2Fabout%2Fanalytics%2Fterms%2Fbr%2F" office:target-frame-name="_blank" xlink:show="new" text:style-name="Internet_20_link" text:visited-style-name="Visited_20_Internet_20_Link"><text:soft-page-break/>Business Solutions</text:a> </text:p>
          </text:list-item>
          <text:list-item>
            <text:p text:style-name="P19"><text:a xlink:type="simple" xlink:href="https://workspace.google.com/?utm_source=marketingplatform.google.com&amp;utm_medium=et&amp;utm_campaign=marketingplatform.google.com%2Fabout%2Fanalytics%2Fterms%2Fbr%2F" office:target-frame-name="_blank" xlink:show="new" text:style-name="Internet_20_link" text:visited-style-name="Visited_20_Internet_20_Link">Google Workspace</text:a> </text:p>
          </text:list-item>
        </text:list>
      </text:section>
      <text:list text:style-name="L10">
        <text:list-item>
          <text:p text:style-name="P20"><text:a xlink:type="simple" xlink:href="https://www.google.com/intl/en/policies/privacy/" office:target-frame-name="_blank" xlink:show="new" text:style-name="Internet_20_link" text:visited-style-name="Visited_20_Internet_20_Link">Privacy</text:a> </text:p>
        </text:list-item>
        <text:list-item>
          <text:p text:style-name="P20"><text:a xlink:type="simple" xlink:href="https://www.google.com/intl/en/policies/terms/" office:target-frame-name="_blank" xlink:show="new" text:style-name="Internet_20_link" text:visited-style-name="Visited_20_Internet_20_Link">Terms</text:a> </text:p>
        </text:list-item>
        <text:list-item>
          <text:p text:style-name="P20"><text:a xlink:type="simple" xlink:href="https://about.google/" office:target-frame-name="_blank" xlink:show="new" text:style-name="Internet_20_link" text:visited-style-name="Visited_20_Internet_20_Link">About Google</text:a> </text:p>
        </text:list-item>
        <text:list-item>
          <text:p text:style-name="P21"><text:a xlink:type="simple" xlink:href="https://about.google/products/" office:target-frame-name="_blank" xlink:show="new" text:style-name="Internet_20_link" text:visited-style-name="Visited_20_Internet_20_Link">Google Products</text:a> </text:p>
        </text:list-item>
      </text:list>
      <text:list text:style-name="L11">
        <text:list-item>
          <text:p text:style-name="P22"><text:a xlink:type="simple" xlink:href="https://support.google.com/marketingplatform" text:style-name="Internet_20_link" text:visited-style-name="Visited_20_Internet_20_Link">Help</text:a>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24.8.2.1$Linux_X86_64 LibreOffice_project/480$Build-1</meta:generator>
    <dc:date>2024-11-26T16:43:54.802397799</dc:date>
    <meta:editing-duration>PT16S</meta:editing-duration>
    <meta:editing-cycles>1</meta:editing-cycles>
    <meta:document-statistic meta:table-count="0" meta:image-count="0" meta:object-count="0" meta:page-count="9" meta:paragraph-count="106" meta:word-count="4263" meta:character-count="27664" meta:non-whitespace-character-count="23433"/>
  </office:meta>
</office:document-meta>
</file>